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Manual</text:title></text:p>
      <text:p text:style-name="OrgTitle"/>
      <text:h text:style-name="Heading_20_1" text:outline-level="1" text:is-list-header="false">
<text:bookmark-start text:name="OrgXref.org422b25d"/>
<text:bookmark text:name="org422b25d"/>Welcome to the Jungle
<text:bookmark-end text:name="OrgXref.org422b25d"/></text:h>
      <text:p text:style-name="Text_20_body">A JavaScript pixel art RPG<text:line-break/></text:p>
      <text:h text:style-name="Heading_20_2" text:outline-level="2" text:is-list-header="false">
<text:bookmark-start text:name="OrgXref.orga932d98"/>
<text:bookmark text:name="orga932d98"/>Usage
<text:bookmark-end text:name="OrgXref.orga932d98"/></text:h>
      <text:list text:style-name="OrgNumberedList" text:continue-numbering="false">
        <text:list-item>
          <text:p text:style-name="Text_20_body">Clone the repository<text:line-break/></text:p>
          <text:list text:style-name="OrgBulletedList" text:continue-numbering="true">
            <text:list-item>
              <text:p text:style-name="Text_20_body"><text:span text:style-name="OrgCode">$ git clone https://github.com/skyler544/it-project</text:span><text:line-break/></text:p>
            </text:list-item>
          </text:list>
        </text:list-item>
        <text:list-item>
          <text:p text:style-name="Text_20_body">Navigate to the repository directory with your shell or file browser.<text:line-break/></text:p>
          <text:list text:style-name="OrgBulletedList" text:continue-numbering="true">
            <text:list-item>
              <text:p text:style-name="Text_20_body"><text:span text:style-name="OrgCode">$ cd it-project</text:span><text:line-break/></text:p>
            </text:list-item>
          </text:list>
        </text:list-item>
        <text:list-item>
          <text:p text:style-name="Text_20_body">Open <text:span text:style-name="OrgCode">index.html</text:span> with the web browser of your choice<text:line-break/></text:p>
          <text:list text:style-name="OrgBulletedList" text:continue-numbering="true">
            <text:list-item>
              <text:p text:style-name="Text_20_body"><text:span text:style-name="OrgCode">$ firefox index.html</text:span><text:line-break/></text:p>
            </text:list-item>
          </text:list>
        </text:list-item>
        <text:list-item>
          <text:p text:style-name="Text_20_body">Play the game!<text:line-break/>Controls:<text:line-break/></text:p>
          <text:list text:style-name="OrgBulletedList" text:continue-numbering="true">
            <text:list-item>
              <text:p text:style-name="Text_20_body"><text:span text:style-name="OrgCode">w</text:span>, <text:span text:style-name="OrgCode">a</text:span>, <text:span text:style-name="OrgCode">s</text:span>, <text:span text:style-name="OrgCode">d</text:span> or arrow keys for movement<text:line-break/></text:p>
            </text:list-item>
            <text:list-item>
              <text:p text:style-name="Text_20_body"><text:span text:style-name="OrgCode">enter</text:span> to attack<text:line-break/></text:p>
            </text:list-item>
          </text:list>
          <text:p text:style-name="Text_20_body">Combat controls:<text:line-break/></text:p>
          <text:list text:style-name="OrgBulletedList" text:continue-numbering="true">
            <text:list-item>
              <text:p text:style-name="Text_20_body">Combat automatically begins when you encounter a monster; use the menu to select your action. Try not to die!<text:line-break/></text:p>
            </text:list-item>
          </text:list>
          <text:p text:style-name="Text_20_body">Use doors to move between levels.<text:line-break/></text:p>
        </text:list-item>
      </text:list>
      <text:h text:style-name="Heading_20_2" text:outline-level="2" text:is-list-header="false">
<text:bookmark-start text:name="OrgXref.org7f62b20"/>
<text:bookmark text:name="org7f62b20"/>Motivation
<text:bookmark-end text:name="OrgXref.org7f62b20"/></text:h>
      <text:p text:style-name="Text_20_body">As gamers ourselves, we were inspired by pixel art aesthetics and fond memories of playing pixel art games. Furthermore, since JavaScript is a very widely used language, we considered that making a large project in JavaScript would be a great way to sharpen our skills.<text:line-break/></text:p>
      <text:h text:style-name="Heading_20_2" text:outline-level="2" text:is-list-header="false">
<text:bookmark-start text:name="OrgXref.org90a2476"/>
<text:bookmark text:name="org90a2476"/>Technology Used
<text:bookmark-end text:name="OrgXref.org90a2476"/></text:h>
      <text:list text:style-name="OrgNumberedList" text:continue-numbering="false">
        <text:list-item>
          <text:p text:style-name="Text_20_body">JavaScript (obviously)<text:line-break/>Some of the code makes use of jQuery as well.<text:line-break/></text:p>
        </text:list-item>
        <text:list-item>
          <text:p text:style-name="Text_20_body">Git<text:line-break/>Using git effectively is a hard requirement of collaborative development. Version control not only makes developing code safer, it provides a form of documentation as well. Writing a commit message to explain what one did and why is an important consideration when working with others, especially if what the code does is not immediately obvious to everyone involved. Plus it’s fun!<text:line-break/></text:p>
        </text:list-item>
      </text:list>
      <text:h text:style-name="Heading_20_2" text:outline-level="2" text:is-list-header="false">
<text:bookmark-start text:name="OrgXref.org7dfbb80"/>
<text:bookmark text:name="org7dfbb80"/>A note about this document
<text:bookmark-end text:name="OrgXref.org7dfbb80"/></text:h>
      <text:p text:style-name="Text_20_body">Both the Open Document and Latex versions of the document were generated using the free and open source tool <text:span text:style-name="OrgCode">pandoc</text:span>.<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Skyler Mayfield</dc:creator>
    <meta:initial-creator>Skyler Mayfield</meta:initial-creator>
    <dc:date>2022-07-05T10:43:07</dc:date>
    <meta:creation-date>2022-07-05T10:43:07</meta:creation-date>
    <meta:generator>Emacs 28.1.50 (Org mode 9.6)</meta:generator>
    <meta:keyword/>
    <dc:subject/>
    <dc:title>Manual</dc:title>
  </office:meta>
</office:document-meta>
</file>